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style:text-underline-style="solid" style:text-underline-width="auto" style:text-underline-color="font-color" fo:font-weight="bold" officeooo:rsid="001eadd7" officeooo:paragraph-rsid="001eadd7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style:text-underline-style="solid" style:text-underline-width="auto" style:text-underline-color="font-color" fo:font-weight="bold" officeooo:rsid="001c12de" officeooo:paragraph-rsid="001c12de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52in"/>
        </style:tab-stops>
      </style:paragraph-properties>
      <style:text-properties style:font-name="Sans-serif" fo:font-size="11pt" fo:font-style="italic" style:text-underline-style="none" fo:font-weight="normal" officeooo:rsid="001c12de" officeooo:paragraph-rsid="001c12de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552in"/>
        </style:tab-stops>
      </style:paragraph-properties>
      <style:text-properties style:font-name="Sans-serif" fo:font-size="11pt" fo:font-style="normal" style:text-underline-style="none" fo:font-weight="normal" officeooo:rsid="001c12de" officeooo:paragraph-rsid="001c12de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24f6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ickPark - </text:span>FASTag For Parking</text:p>
      <text:p text:style-name="P2"/>
      <text:p text:style-name="P3">Abstract</text:p>
      <text:p text:style-name="P3"/>
      <text:p text:style-name="P4">In today’s world, management of consumer’s rights is a crucial problem to many organizations. Bringing this to the physical world for small businesses in a non-centralized, controllable manner is not an easy task. In this paper, we show the development of a project that manages to achieve the same via decentralized, self-operated means for businesses e.g. mall parking lo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1:42:45.847095455</meta:creation-date>
    <meta:generator>LibreOffice/25.2.3.2$Linux_X86_64 LibreOffice_project/520$Build-2</meta:generator>
    <dc:date>2025-09-18T11:56:06.579218841</dc:date>
    <meta:editing-duration>PT13M18S</meta:editing-duration>
    <meta:editing-cycles>7</meta:editing-cycles>
    <meta:document-statistic meta:table-count="0" meta:image-count="0" meta:object-count="0" meta:page-count="1" meta:paragraph-count="3" meta:word-count="65" meta:character-count="414" meta:non-whitespace-character-count="352"/>
  </office:meta>
</office:document-meta>
</file>